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3" style:family="graphic" style:parent-style-name="Outlined_20_Green">
      <style:graphic-properties draw:fill-color="#ffffff" draw:textarea-horizontal-align="justify" draw:textarea-vertical-align="middle" draw:auto-grow-height="false" fo:min-height="1.306cm" fo:min-width="1.764cm"/>
    </style:style>
    <style:style style:name="gr4" style:family="graphic" style:parent-style-name="Outlined_20_Blue">
      <style:graphic-properties draw:fill-color="#ffffff" draw:textarea-horizontal-align="justify" draw:textarea-vertical-align="middle" draw:auto-grow-height="false" fo:min-height="1.306cm" fo:min-width="1.76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Outlined_20_Red">
      <style:graphic-properties draw:marker-end="Arrow" draw:marker-end-width="0.3cm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ff" style:text-position="0% 100%" style:font-name="Liberation Serif1" fo:font-size="12pt" fo:font-style="normal" fo:font-weight="bold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0.688cm" svg:height="0.962cm" svg:x="6.312cm" svg:y="5.461cm">
          <draw:text-box>
            <text:p><text:span text:style-name="T1">J</text:span></text:p>
          </draw:text-box>
        </draw:frame>
        <draw:custom-shape draw:style-name="gr2" draw:text-style-name="P3" xml:id="id1" draw:id="id1" draw:layer="layout" svg:width="3.2cm" svg:height="2.3cm" svg:x="1.312cm" svg:y="0.523cm">
          <text:p text:style-name="P2"><text:span text:style-name="T2">1</text:span><text:span text:style-name="T3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2cm" svg:height="2.2cm" svg:x="4.912cm" svg:y="3.423cm">
          <text:p text:style-name="P2"><text:span text:style-name="T4">5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3.2cm" svg:height="2.2cm" svg:x="4.712cm" svg:y="6.423cm">
          <text:p text:style-name="P2"><text:span text:style-name="T4">6. In cass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3.6cm" svg:height="2.1cm" svg:x="8.512cm" svg:y="5.423cm">
          <text:p text:style-name="P2"><text:span text:style-name="T2">4</text:span><text:span text:style-name="T3">. Acquistato /</text:span></text:p>
          <text:p text:style-name="P2"><text:span text:style-name="T3">Non disp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6" draw:id="id6" draw:layer="layout" svg:width="3.3cm" svg:height="2.2cm" svg:x="7.712cm" svg:y="0.623cm">
          <text:p text:style-name="P2"><text:span text:style-name="T2">2</text:span><text:span text:style-name="T3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3.3cm" svg:height="2.4cm" svg:x="0.712cm" svg:y="6.123cm">
          <text:p text:style-name="P2"><text:span text:style-name="T2">7</text:span><text:span text:style-name="T3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" draw:id="id7" draw:layer="layout" svg:width="3.1cm" svg:height="2.2cm" svg:x="9.912cm" svg:y="2.923cm">
          <text:p text:style-name="P2"><text:span text:style-name="T2">3</text:span><text:span text:style-name="T3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.78cm" svg:y1="2.487cm" svg:x2="5.18cm" svg:y2="6.745cm" draw:start-shape="id1" draw:start-glue-point="7" draw:end-shape="id2" draw:end-glue-point="5" svg:d="M1780 2487c0 3174 3400 1045 3400 4258" svg:viewBox="0 0 3401 4259">
          <text:p/>
        </draw:connector>
        <draw:connector draw:style-name="gr9" draw:text-style-name="P5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10" draw:text-style-name="P6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9" draw:text-style-name="P5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9" draw:text-style-name="P5" draw:layer="layout" draw:type="curve" draw:line-skew="-0.469cm" svg:x1="5.18cm" svg:y1="8.301cm" svg:x2="3.529cm" svg:y2="8.172cm" draw:start-shape="id2" draw:start-glue-point="7" draw:end-shape="id5" draw:end-glue-point="9" svg:d="M5180 8301c0 591-1651 655-1651-129" svg:viewBox="0 0 1652 581">
          <text:p/>
        </draw:connector>
        <draw:connector draw:style-name="gr9" draw:text-style-name="P5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9" draw:text-style-name="P5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9" draw:text-style-name="P5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9" draw:text-style-name="P5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9" draw:text-style-name="P5" draw:layer="layout" draw:type="curve" svg:x1="7.912cm" svg:y1="7.523cm" svg:x2="8.512cm" svg:y2="6.473cm" draw:start-shape="id2" draw:start-glue-point="10" draw:end-shape="id3" draw:end-glue-point="6" svg:d="M7912 7523c480 0 180-1050 600-1050" svg:viewBox="0 0 601 1051">
          <text:p/>
        </draw:connector>
        <draw:connector draw:style-name="gr9" draw:text-style-name="P5" draw:layer="layout" draw:type="curve" draw:line-skew="-0.96cm" svg:x1="12.558cm" svg:y1="4.801cm" svg:x2="7.444cm" svg:y2="8.301cm" draw:start-shape="id7" draw:start-glue-point="9" draw:end-shape="id2" draw:end-glue-point="9" svg:d="M12558 4801c0 5104-5114 3355-5114 3500" svg:viewBox="0 0 5115 3677">
          <text:p/>
        </draw:connector>
        <draw:frame draw:style-name="gr11" draw:text-style-name="P1" draw:layer="layout" svg:width="0.748cm" svg:height="0.962cm" svg:x="4.112cm" svg:y="0.461cm">
          <draw:text-box>
            <text:p><text:span text:style-name="T1">A</text:span></text:p>
          </draw:text-box>
        </draw:frame>
        <draw:frame draw:style-name="gr12" draw:text-style-name="P1" draw:layer="layout" svg:width="0.001cm" svg:height="0.962cm" svg:x="4.812cm" svg:y="2.061cm">
          <draw:text-box>
            <text:p><text:span text:style-name="T1">B</text:span></text:p>
          </draw:text-box>
        </draw:frame>
        <draw:frame draw:style-name="gr13" draw:text-style-name="P1" draw:layer="layout" svg:width="0.8cm" svg:height="0.962cm" svg:x="3.512cm" svg:y="2.561cm">
          <draw:text-box>
            <text:p><text:span text:style-name="T1">C</text:span></text:p>
          </draw:text-box>
        </draw:frame>
        <draw:frame draw:style-name="gr13" draw:text-style-name="P1" draw:layer="layout" svg:width="0.769cm" svg:height="0.962cm" svg:x="1.612cm" svg:y="2.561cm">
          <draw:text-box>
            <text:p><text:span text:style-name="T1">D</text:span></text:p>
          </draw:text-box>
        </draw:frame>
        <draw:frame draw:style-name="gr11" draw:text-style-name="P1" draw:layer="layout" svg:width="0.748cm" svg:height="0.962cm" svg:x="10.212cm" svg:y="0.323cm">
          <draw:text-box>
            <text:p><text:span text:style-name="T1">E</text:span></text:p>
          </draw:text-box>
        </draw:frame>
        <draw:frame draw:style-name="gr14" draw:text-style-name="P7" draw:layer="layout" svg:width="0.726cm" svg:height="0.962cm" svg:x="11.986cm" svg:y="4.823cm">
          <draw:text-box>
            <text:p><text:span text:style-name="T5">F</text:span></text:p>
          </draw:text-box>
        </draw:frame>
        <draw:frame draw:style-name="gr15" draw:text-style-name="P1" draw:layer="layout" svg:width="0.79cm" svg:height="0.962cm" svg:x="4.512cm" svg:y="8.023cm">
          <draw:text-box>
            <text:p><text:span text:style-name="T1">G</text:span></text:p>
          </draw:text-box>
        </draw:frame>
        <draw:frame draw:style-name="gr13" draw:text-style-name="P1" draw:layer="layout" svg:width="0.769cm" svg:height="0.962cm" svg:x="7.712cm" svg:y="7.361cm">
          <draw:text-box>
            <text:p><text:span text:style-name="T1">H</text:span></text:p>
          </draw:text-box>
        </draw:frame>
        <draw:frame draw:style-name="gr16" draw:text-style-name="P1" draw:layer="layout" svg:width="0.604cm" svg:height="0.962cm" svg:x="1.908cm" svg:y="5.423cm">
          <draw:text-box>
            <text:p><text:span text:style-name="T1">I</text:span></text:p>
          </draw:text-box>
        </draw:frame>
        <draw:frame draw:style-name="gr11" draw:text-style-name="P1" draw:layer="layout" svg:width="0.748cm" svg:height="0.962cm" svg:x="7.512cm" svg:y="5.123cm">
          <draw:text-box>
            <text:p><text:span text:style-name="T1">K</text:span></text:p>
          </draw:text-box>
        </draw:frame>
        <draw:connector draw:style-name="gr17" draw:text-style-name="P8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11" draw:text-style-name="P1" draw:layer="layout" svg:width="0.748cm" svg:height="0.962cm" svg:x="7.164cm" svg:y="1.923cm">
          <draw:text-box>
            <text:p><text:span text:style-name="T1">L</text:span></text:p>
          </draw:text-box>
        </draw:frame>
        <draw:connector draw:style-name="gr17" draw:text-style-name="P8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11" draw:text-style-name="P1" draw:layer="layout" svg:width="0.748cm" svg:height="0.962cm" svg:x="9.112cm" svg:y="3.461cm">
          <draw:text-box>
            <text:p><text:span text:style-name="T1">M</text:span></text:p>
          </draw:text-box>
        </draw:frame>
        <draw:connector draw:style-name="gr17" draw:text-style-name="P8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11" draw:text-style-name="P1" draw:layer="layout" svg:width="0.748cm" svg:height="0.962cm" svg:x="4.264cm" svg:y="3.961cm">
          <draw:text-box>
            <text:p><text:span text:style-name="T1">N</text:span></text:p>
          </draw:text-box>
        </draw:frame>
        <draw:connector draw:style-name="gr17" draw:text-style-name="P8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5" draw:text-style-name="P1" draw:layer="layout" svg:width="0.79cm" svg:height="0.962cm" svg:x="1.722cm" svg:y="8.323cm">
          <draw:text-box>
            <text:p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48:15.924504341</dc:date>
    <meta:editing-duration>PT1H34M41S</meta:editing-duration>
    <meta:editing-cycles>20</meta:editing-cycles>
    <meta:generator>LibreOffice/6.1.5.1$Linux_X86_64 LibreOffice_project/10$Build-1</meta:generator>
    <meta:document-statistic meta:object-count="37"/>
  </office:meta>
</office:document-meta>
</file>